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000000010009E9304316DD09C8.jpg" manifest:media-type="image/jpeg"/>
  <manifest:file-entry manifest:full-path="Pictures/10000000000001000000010010D6FE58A1D1B141.jpg" manifest:media-type="image/jpeg"/>
  <manifest:file-entry manifest:full-path="Pictures/1000000000000100000001006F73BB1271152D79.jpg" manifest:media-type="image/jpeg"/>
  <manifest:file-entry manifest:full-path="Pictures/100000000000010000000100F50AF0464F1706EE.jpg" manifest:media-type="image/jpeg"/>
  <manifest:file-entry manifest:full-path="Pictures/100000000000010000000100F0DFB0DC35DB2FB3.jpg" manifest:media-type="image/jpeg"/>
  <manifest:file-entry manifest:full-path="Pictures/100000000000010000000100978BBAB14C1E7C4C.jpg" manifest:media-type="image/jpeg"/>
  <manifest:file-entry manifest:full-path="Pictures/100000000000010000000100538427209799BBB3.jpg" manifest:media-type="image/jpeg"/>
  <manifest:file-entry manifest:full-path="Pictures/1000000000000100000001009E7AB0F5B350FEFF.jpg" manifest:media-type="image/jpeg"/>
  <manifest:file-entry manifest:full-path="Pictures/10000000000001000000010006CC0DCF270EB3A8.jpg" manifest:media-type="image/jpeg"/>
  <manifest:file-entry manifest:full-path="Pictures/1000000000000100000001009507EEB103AC9E9E.jpg" manifest:media-type="image/jpeg"/>
  <manifest:file-entry manifest:full-path="Pictures/100000000000010000000100EA8660DB7BB06C41.jpg" manifest:media-type="image/jpeg"/>
  <manifest:file-entry manifest:full-path="Pictures/1000000000000100000001005190AB24B4917188.jpg" manifest:media-type="image/jpeg"/>
  <manifest:file-entry manifest:full-path="Pictures/10000000000001000000010048794A878FD08925.jpg" manifest:media-type="image/jpeg"/>
  <manifest:file-entry manifest:full-path="Pictures/100000000000010000000100D00AD5359B0F3CA7.jpg" manifest:media-type="image/jpeg"/>
  <manifest:file-entry manifest:full-path="Pictures/1000000000000100000001002BC990B52D601C36.png" manifest:media-type="image/png"/>
  <manifest:file-entry manifest:full-path="Pictures/1000000000000100000001009B1C3F48860556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solid" svg:stroke-width="0.08cm" svg:stroke-color="#94070a" draw:stroke-linejoin="round" svg:stroke-linecap="butt" draw:fill="none" fo:padding-top="0.04cm" fo:padding-bottom="0.04cm" fo:padding-left="0.04cm" fo:padding-right="0.04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master-page3">
        <draw:polygon draw:style-name="gr1" draw:text-style-name="P1" draw:layer="layout" svg:width="22.352cm" svg:height="22.098cm" svg:x="0cm" svg:y="0.002cm" svg:viewBox="0 0 22353 22099" draw:points="0,0 22353,0 22353,22099 0,22099">
          <text:p/>
        </draw:polygon>
        <draw:frame draw:style-name="gr2" draw:text-style-name="P2" draw:layer="layout" svg:width="5.418cm" svg:height="5.418cm" svg:x="5.81cm" svg:y="0.207cm">
          <draw:image xlink:href="Pictures/100000000000010000000100978BBAB14C1E7C4C.jpg" xlink:type="simple" xlink:show="embed" xlink:actuate="onLoad">
            <text:p/>
          </draw:image>
        </draw:frame>
        <draw:frame draw:style-name="gr2" draw:text-style-name="P2" draw:layer="layout" svg:width="5.418cm" svg:height="5.418cm" svg:x="0.325cm" svg:y="5.516cm">
          <draw:image xlink:href="Pictures/10000000000001000000010048794A878FD08925.jpg" xlink:type="simple" xlink:show="embed" xlink:actuate="onLoad">
            <text:p/>
          </draw:image>
        </draw:frame>
        <draw:frame draw:style-name="gr2" draw:text-style-name="P2" draw:layer="layout" svg:width="5.418cm" svg:height="5.418cm" svg:x="5.743cm" svg:y="5.559cm">
          <draw:image xlink:href="Pictures/10000000000001000000010006CC0DCF270EB3A8.jpg" xlink:type="simple" xlink:show="embed" xlink:actuate="onLoad">
            <text:p/>
          </draw:image>
        </draw:frame>
        <draw:frame draw:style-name="gr2" draw:text-style-name="P2" draw:layer="layout" svg:width="5.418cm" svg:height="5.418cm" svg:x="11.24cm" svg:y="0.154cm">
          <draw:image xlink:href="Pictures/100000000000010000000100EA8660DB7BB06C41.jpg" xlink:type="simple" xlink:show="embed" xlink:actuate="onLoad">
            <text:p/>
          </draw:image>
        </draw:frame>
        <draw:frame draw:style-name="gr2" draw:text-style-name="P2" draw:layer="layout" svg:width="5.418cm" svg:height="5.418cm" svg:x="16.665cm" svg:y="0.197cm">
          <draw:image xlink:href="Pictures/100000000000010000000100D00AD5359B0F3CA7.jpg" xlink:type="simple" xlink:show="embed" xlink:actuate="onLoad">
            <text:p/>
          </draw:image>
        </draw:frame>
        <draw:frame draw:style-name="gr2" draw:text-style-name="P2" draw:layer="layout" svg:width="5.418cm" svg:height="5.418cm" svg:x="0.381cm" svg:y="0.172cm">
          <draw:image xlink:href="Pictures/1000000000000100000001009B1C3F4886055695.jpg" xlink:type="simple" xlink:show="embed" xlink:actuate="onLoad">
            <text:p/>
          </draw:image>
        </draw:frame>
        <draw:frame draw:style-name="gr2" draw:text-style-name="P2" draw:layer="layout" svg:width="5.418cm" svg:height="5.418cm" svg:x="16.69cm" svg:y="5.559cm">
          <draw:image xlink:href="Pictures/100000000000010000000100F0DFB0DC35DB2FB3.jpg" xlink:type="simple" xlink:show="embed" xlink:actuate="onLoad">
            <text:p/>
          </draw:image>
        </draw:frame>
        <draw:frame draw:style-name="gr2" draw:text-style-name="P2" draw:layer="layout" svg:width="5.418cm" svg:height="5.418cm" svg:x="0.349cm" svg:y="10.992cm">
          <draw:image xlink:href="Pictures/1000000000000100000001009507EEB103AC9E9E.jpg" xlink:type="simple" xlink:show="embed" xlink:actuate="onLoad">
            <text:p/>
          </draw:image>
        </draw:frame>
        <draw:frame draw:style-name="gr2" draw:text-style-name="P2" draw:layer="layout" svg:width="5.418cm" svg:height="5.418cm" svg:x="11.13cm" svg:y="16.438cm">
          <draw:image xlink:href="Pictures/1000000000000100000001006F73BB1271152D79.jpg" xlink:type="simple" xlink:show="embed" xlink:actuate="onLoad">
            <text:p/>
          </draw:image>
        </draw:frame>
        <draw:frame draw:style-name="gr2" draw:text-style-name="P2" draw:layer="layout" svg:width="5.418cm" svg:height="5.418cm" svg:x="11.158cm" svg:y="11.02cm">
          <draw:image xlink:href="Pictures/1000000000000100000001009E7AB0F5B350FEFF.jpg" xlink:type="simple" xlink:show="embed" xlink:actuate="onLoad">
            <text:p/>
          </draw:image>
        </draw:frame>
        <draw:frame draw:style-name="gr2" draw:text-style-name="P2" draw:layer="layout" svg:width="5.418cm" svg:height="5.418cm" svg:x="11.229cm" svg:y="5.516cm">
          <draw:image xlink:href="Pictures/10000000000001000000010010D6FE58A1D1B141.jpg" xlink:type="simple" xlink:show="embed" xlink:actuate="onLoad">
            <text:p/>
          </draw:image>
        </draw:frame>
        <draw:frame draw:style-name="gr2" draw:text-style-name="P2" draw:layer="layout" svg:width="5.418cm" svg:height="5.418cm" svg:x="0.349cm" svg:y="16.453cm">
          <draw:image xlink:href="Pictures/1000000000000100000001005190AB24B4917188.jpg" xlink:type="simple" xlink:show="embed" xlink:actuate="onLoad">
            <text:p/>
          </draw:image>
        </draw:frame>
        <draw:frame draw:style-name="gr2" draw:text-style-name="P2" draw:layer="layout" svg:width="5.418cm" svg:height="5.418cm" svg:x="5.786cm" svg:y="16.438cm">
          <draw:image xlink:href="Pictures/100000000000010000000100538427209799BBB3.jpg" xlink:type="simple" xlink:show="embed" xlink:actuate="onLoad">
            <text:p/>
          </draw:image>
        </draw:frame>
        <draw:frame draw:style-name="gr2" draw:text-style-name="P2" draw:layer="layout" svg:width="5.418cm" svg:height="5.418cm" svg:x="5.768cm" svg:y="11.02cm">
          <draw:image xlink:href="Pictures/100000000000010000000100F50AF0464F1706EE.jpg" xlink:type="simple" xlink:show="embed" xlink:actuate="onLoad">
            <text:p/>
          </draw:image>
        </draw:frame>
        <draw:frame draw:style-name="gr2" draw:text-style-name="P2" draw:layer="layout" svg:width="5.418cm" svg:height="5.418cm" svg:x="16.591cm" svg:y="11.02cm">
          <draw:image xlink:href="Pictures/10000000000001000000010009E9304316DD09C8.jpg" xlink:type="simple" xlink:show="embed" xlink:actuate="onLoad">
            <text:p/>
          </draw:image>
        </draw:frame>
        <draw:polygon draw:style-name="gr3" draw:text-style-name="P2" draw:layer="layout" svg:width="21.717cm" svg:height="21.742cm" svg:x="0.306cm" svg:y="0.157cm" svg:viewBox="0 0 21718 21743" draw:points="10860,21743 0,21743 0,0 21718,0 21718,21743">
          <text:p/>
        </draw:polygon>
        <draw:frame draw:style-name="gr4" draw:text-style-name="P3" draw:layer="layout" svg:width="5.418cm" svg:height="5.418cm" svg:x="16.51cm" svg:y="16.483cm">
          <draw:image xlink:href="Pictures/1000000000000100000001002BC990B52D601C3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2.35cm" fo:page-height="22.0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5-31T20:17:19.349606973</dc:date>
    <meta:editing-duration>PT1M53S</meta:editing-duration>
    <meta:editing-cycles>1</meta:editing-cycles>
    <meta:document-statistic meta:object-count="18"/>
    <meta:generator>LibreOffice/6.0.7.3$Linux_X86_64 LibreOffice_project/00m0$Build-3</meta:generator>
  </office:meta>
</office:document-meta>
</file>